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loext:graphic-properties draw:fill="none"/>
      <style:paragraph-properties fo:margin-left="-0.9cm" fo:margin-right="-1cm" fo:text-indent="0cm" style:auto-text-indent="false" fo:background-color="transparent"/>
      <style:text-properties style:font-name="Liberation Serif" fo:font-size="12pt" officeooo:rsid="000965e0" officeooo:paragraph-rsid="0009bad8" style:font-size-asian="12pt" style:font-size-complex="12pt"/>
    </style:style>
    <style:style style:name="P2" style:family="paragraph" style:parent-style-name="Standard">
      <loext:graphic-properties draw:fill="none"/>
      <style:paragraph-properties fo:margin-left="-0.9cm" fo:margin-right="-1cm" fo:text-indent="0cm" style:auto-text-indent="false" fo:background-color="transparent"/>
      <style:text-properties style:font-name="FreeMono" fo:font-size="10pt" officeooo:paragraph-rsid="0009bad8" style:font-size-asian="10pt" style:font-size-complex="10pt"/>
    </style:style>
    <style:style style:name="P3" style:family="paragraph" style:parent-style-name="Preformatted_20_Text">
      <style:text-properties style:font-name="FreeMono" fo:font-size="10pt" style:font-size-asian="10pt" style:font-size-complex="10pt"/>
    </style:style>
    <style:style style:name="P4" style:family="paragraph" style:parent-style-name="Preformatted_20_Text">
      <style:text-properties style:font-name="FreeMono" fo:font-size="10pt" officeooo:rsid="000965e0" officeooo:paragraph-rsid="0009bad8" style:font-size-asian="10pt" style:font-size-complex="10pt"/>
    </style:style>
    <style:style style:name="P5" style:family="paragraph" style:parent-style-name="Text_20_body" style:master-page-name="">
      <loext:graphic-properties draw:fill="none"/>
      <style:paragraph-properties fo:margin-left="-0.9cm" fo:margin-right="-1cm" fo:text-indent="0cm" style:auto-text-indent="false" style:page-number="auto" fo:background-color="transparent"/>
      <style:text-properties fo:color="#000000" loext:opacity="100%" style:font-name="Liberation Serif" fo:font-style="normal" style:text-underline-style="none" fo:font-weight="bold" officeooo:rsid="00084882" officeooo:paragraph-rsid="0009bad8" style:font-style-asian="normal" style:font-weight-asian="bold" style:font-style-complex="normal" style:font-weight-complex="bold"/>
    </style:style>
    <style:style style:name="P6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fo:color="#000000" loext:opacity="100%" style:font-name="Liberation Serif" fo:font-style="normal" style:text-underline-style="none" fo:font-weight="bold" officeooo:rsid="00084882" officeooo:paragraph-rsid="0009bad8" style:font-style-asian="normal" style:font-weight-asian="bold" style:font-style-complex="normal" style:font-weight-complex="bold"/>
    </style:style>
    <style:style style:name="P7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fo:color="#000000" loext:opacity="100%" style:font-name="Liberation Serif" fo:font-style="normal" style:text-underline-style="none" fo:font-weight="bold" officeooo:paragraph-rsid="0009bad8" style:font-style-asian="normal" style:font-weight-asian="bold" style:font-style-complex="normal" style:font-weight-complex="bold"/>
    </style:style>
    <style:style style:name="P8" style:family="paragraph" style:parent-style-name="Text_20_body">
      <loext:graphic-properties draw:fill="none"/>
      <style:paragraph-properties fo:margin-left="-0.9cm" fo:margin-right="-1cm" fo:line-height="100%" fo:text-indent="0cm" style:auto-text-indent="false" fo:background-color="transparent"/>
      <style:text-properties fo:color="#000000" loext:opacity="100%" style:font-name="Liberation Serif" fo:font-style="normal" style:text-underline-style="none" fo:font-weight="normal" officeooo:paragraph-rsid="000e81ab" style:font-style-asian="normal" style:font-weight-asian="normal" style:font-style-complex="normal" style:font-weight-complex="normal"/>
    </style:style>
    <style:style style:name="P9" style:family="paragraph" style:parent-style-name="Text_20_body">
      <loext:graphic-properties draw:fill="none"/>
      <style:paragraph-properties fo:margin-left="-0.9cm" fo:margin-right="-1cm" fo:margin-top="0cm" fo:margin-bottom="0cm" style:contextual-spacing="false" fo:line-height="100%" fo:text-indent="0cm" style:auto-text-indent="false" fo:background-color="transparent"/>
      <style:text-properties fo:color="#000000" loext:opacity="100%" style:font-name="Liberation Serif" fo:font-style="normal" style:text-underline-style="none" fo:font-weight="normal" officeooo:paragraph-rsid="000e81ab" style:font-style-asian="normal" style:font-weight-asian="normal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-0.9cm" fo:margin-right="-1cm" fo:text-indent="0cm" style:auto-text-indent="false" fo:background-color="transparent"/>
      <style:text-properties fo:color="#000000" loext:opacity="100%" style:font-name="Liberation Serif" style:text-underline-style="none" fo:font-weight="bold" officeooo:paragraph-rsid="0009bad8" style:font-weight-asian="bold" style:font-weight-complex="bold"/>
    </style:style>
    <style:style style:name="P11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fo:color="#000000" loext:opacity="100%" style:font-name="Liberation Serif" fo:font-size="12pt" style:text-underline-style="none" fo:font-weight="bold" officeooo:paragraph-rsid="000c7fc8" style:font-size-asian="12pt" style:font-weight-asian="bold" style:font-size-complex="12pt" style:font-weight-complex="bold"/>
    </style:style>
    <style:style style:name="P12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officeooo:paragraph-rsid="0009bad8"/>
    </style:style>
    <style:style style:name="T1" style:family="text">
      <style:text-properties fo:color="#000000" loext:opacity="100%" style:font-name="Liberation Serif" fo:font-style="normal" style:text-underline-style="none" fo:font-weight="bold" officeooo:rsid="00084882" style:font-style-asian="normal" style:font-weight-asian="bold" style:font-style-complex="normal" style:font-weight-complex="bold"/>
    </style:style>
    <style:style style:name="T2" style:family="text">
      <style:text-properties fo:color="#000000" loext:opacity="100%" style:font-name="Liberation Serif" fo:font-style="normal" style:text-underline-style="none" fo:font-weight="bold" officeooo:rsid="000e81ab" style:font-style-asian="normal" style:font-weight-asian="bold" style:font-style-complex="normal" style:font-weight-complex="bold"/>
    </style:style>
    <style:style style:name="T3" style:family="text">
      <style:text-properties fo:color="#000000" loext:opacity="100%" style:font-name="Liberation Serif" fo:font-style="normal" style:text-underline-style="none" fo:font-weight="bold" officeooo:rsid="000ece60" style:font-style-asian="normal" style:font-weight-asian="bold" style:font-style-complex="normal" style:font-weight-complex="bold"/>
    </style:style>
    <style:style style:name="T4" style:family="text">
      <style:text-properties fo:color="#000000" loext:opacity="100%" style:font-name="Liberation Serif" fo:font-style="normal" style:text-underline-style="none" style:font-style-asian="normal" style:font-style-complex="normal"/>
    </style:style>
    <style:style style:name="T5" style:family="text">
      <style:text-properties fo:color="#000000" loext:opacity="100%" style:font-name="Liberation Serif" fo:font-style="normal" style:text-underline-style="none" officeooo:rsid="00084882" style:font-style-asian="normal" style:font-style-complex="normal"/>
    </style:style>
    <style:style style:name="T6" style:family="text">
      <style:text-properties fo:color="#000000" loext:opacity="100%" style:font-name="Liberation Serif" fo:font-style="normal" style:text-underline-style="none" officeooo:rsid="000e81ab" style:font-style-asian="normal" style:font-style-complex="normal"/>
    </style:style>
    <style:style style:name="T7" style:family="text">
      <style:text-properties officeooo:rsid="0009bad8"/>
    </style:style>
    <style:style style:name="T8" style:family="text">
      <style:text-properties officeooo:rsid="000e81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me: Kushal Kishor Shankhapal</text:p>
      <text:p text:style-name="P6"/>
      <text:p text:style-name="P12"><text:a xlink:type="simple" xlink:href="https://github.com/Kushal-Dev94/SPPU_Lab_Assignments/tree/main/LP3/Group_A_1_Conflation_Algorithm" text:style-name="Internet_20_link" text:visited-style-name="Visited_20_Internet_20_Link"><text:span text:style-name="T1">Group </text:span></text:a><text:a xlink:type="simple" xlink:href="https://github.com/Kushal-Dev94/SPPU_Lab_Assignments/tree/main/LP3/Group_A_1_Conflation_Algorithm" text:style-name="Internet_20_link" text:visited-style-name="Visited_20_Internet_20_Link"><text:span text:style-name="T3">B</text:span></text:a><text:a xlink:type="simple" xlink:href="https://github.com/Kushal-Dev94/SPPU_Lab_Assignments/tree/main/LP3/Group_A_1_Conflation_Algorithm" text:style-name="Internet_20_link" text:visited-style-name="Visited_20_Internet_20_Link"><text:span text:style-name="T1">, Assignment </text:span></text:a><text:span text:style-name="T2">4-5</text:span><text:a xlink:type="simple" xlink:href="https://github.com/Kushal-Dev94/SPPU_Lab_Assignments/tree/main/LP3/Group_A_1_Conflation_Algorithm" text:style-name="Internet_20_link" text:visited-style-name="Visited_20_Internet_20_Link"><text:span text:style-name="T1">: </text:span></text:a><text:a xlink:type="simple" xlink:href="https://github.com/Kushal-Dev94/SPPU_Lab_Assignments/tree/main/LP3/Group_A_1_Conflation_Algorithm" text:style-name="Internet_20_link" text:visited-style-name="Visited_20_Internet_20_Link"><text:span text:style-name="T4"><text:s/></text:span></text:a><text:span text:style-name="T5"><text:s/></text:span><text:span text:style-name="T6">P</text:span><text:span text:style-name="T5">recision, </text:span><text:span text:style-name="T6">R</text:span><text:span text:style-name="T5">eca</text:span><text:span text:style-name="T6">l, Harmonic mean (F-measure) and E-measure</text:span></text:p>
      <text:p text:style-name="P7">Problem Statement:</text:p>
      <text:p text:style-name="P9"><text:span text:style-name="T8">I</text:span>mplement a program to calculate precision and recall for sample input.</text:p>
      <text:p text:style-name="P8">(Answer set A, Query q1, Relevant documents to query q1- Rq1 )<text:line-break/>Write a program to calculate harmonic mean (F-measure) and E-measure for above example</text:p>
      <text:p text:style-name="P8"/>
      <text:p text:style-name="P11">Recall_Precision_Evaluator.cpp</text:p>
      <text:p text:style-name="P10"/>
      <text:p text:style-name="P2">#include &lt;iostream&gt;</text:p>
      <text:p text:style-name="P2">#include &lt;string.h&gt;</text:p>
      <text:p text:style-name="P2">#include &lt;iomanip&gt;</text:p>
      <text:p text:style-name="P2">#include &lt;fstream&gt;</text:p>
      <text:p text:style-name="P2"/>
      <text:p text:style-name="P2">using namespace std;</text:p>
      <text:p text:style-name="P2"/>
      <text:p text:style-name="P2">string left(const string s, const int w)</text:p>
      <text:p text:style-name="P2">{ // Left aligns input string in table</text:p>
      <text:p text:style-name="P2"><text:s text:c="4"/>stringstream ss, spaces;</text:p>
      <text:p text:style-name="P2"><text:s text:c="4"/>int padding = w - s.size(); // count excess room to pad</text:p>
      <text:p text:style-name="P2"><text:s text:c="4"/>for (int i = 0; i &lt; padding; ++i)</text:p>
      <text:p text:style-name="P2"><text:s text:c="8"/>spaces &lt;&lt; " ";</text:p>
      <text:p text:style-name="P2"><text:s text:c="4"/>ss &lt;&lt; s &lt;&lt; spaces.str() &lt;&lt; '|'; // format with padding</text:p>
      <text:p text:style-name="P2"><text:s text:c="4"/>return ss.str();</text:p>
      <text:p text:style-name="P2">}</text:p>
      <text:p text:style-name="P2"/>
      <text:p text:style-name="P2">string center(const string s, const int w)</text:p>
      <text:p text:style-name="P2">{ // center aligns input string in table</text:p>
      <text:p text:style-name="P2"><text:s text:c="4"/>stringstream ss, spaces;</text:p>
      <text:p text:style-name="P2"><text:s text:c="4"/>int padding = w - s.size(); // count excess room to pad</text:p>
      <text:p text:style-name="P2"><text:s text:c="4"/>for (int i = 0; i &lt; padding / 2; ++i)</text:p>
      <text:p text:style-name="P2"><text:s text:c="8"/>spaces &lt;&lt; " ";</text:p>
      <text:p text:style-name="P2"><text:s text:c="4"/>ss &lt;&lt; spaces.str() &lt;&lt; s &lt;&lt; spaces.str(); // format with padding</text:p>
      <text:p text:style-name="P2"><text:s text:c="4"/>if (padding &gt; 0 &amp;&amp; padding % 2 != 0) <text:s text:c="4"/>// if odd #, add 1 space</text:p>
      <text:p text:style-name="P2"><text:s text:c="8"/>ss &lt;&lt; " ";</text:p>
      <text:p text:style-name="P2"><text:s text:c="4"/>return ss.str();</text:p>
      <text:p text:style-name="P2">}</text:p>
      <text:p text:style-name="P2"/>
      <text:p text:style-name="P2">string prd(float x, int decDigits, int width)</text:p>
      <text:p text:style-name="P2">{ // right aligns float values with specified no. of precision digits in a table</text:p>
      <text:p text:style-name="P2"><text:s text:c="4"/>stringstream ss;</text:p>
      <text:p text:style-name="P2"><text:s text:c="4"/>ss &lt;&lt; fixed &lt;&lt; right;</text:p>
      <text:p text:style-name="P2"><text:s text:c="4"/>ss.fill(' '); <text:s text:c="11"/>// fill space around displayed #</text:p>
      <text:p text:style-name="P2"><text:s text:c="4"/>ss.width(width); <text:s text:c="8"/>// set <text:s/>width around displayed #</text:p>
      <text:p text:style-name="P2"><text:s text:c="4"/>ss.precision(decDigits); // set # places after decimal</text:p>
      <text:p text:style-name="P2"><text:s text:c="4"/>ss &lt;&lt; x;</text:p>
      <text:p text:style-name="P2"><text:s text:c="4"/>return ss.str();</text:p>
      <text:p text:style-name="P2">}</text:p>
      <text:p text:style-name="P2"/>
      <text:p text:style-name="P2">string printDocs(string state[], int size)</text:p>
      <text:p text:style-name="P2">{</text:p>
      <text:p text:style-name="P2"><text:s text:c="4"/>// prints each document at a specific iteration inside the table</text:p>
      <text:p text:style-name="P2"><text:s text:c="4"/>stringstream ss;</text:p>
      <text:p text:style-name="P2"><text:s text:c="4"/>ss &lt;&lt; '|' &lt;&lt; ' ';</text:p>
      <text:p text:style-name="P2"><text:s text:c="4"/>for (int i = 0; i &lt; size; i++)</text:p>
      <text:p text:style-name="P2"><text:s text:c="4"/>{ // convert the array into a string of comma seprated values</text:p>
      <text:p text:style-name="P2"><text:s text:c="8"/>ss &lt;&lt; state[i];</text:p>
      <text:p text:style-name="P2"><text:s text:c="8"/>if (state[i].compare("") != 0 and i + 1 &lt; size and state[i + 1].compare("") != 0)</text:p>
      <text:p text:style-name="P2"><text:s text:c="12"/>ss &lt;&lt; ',' &lt;&lt; ' ';</text:p>
      <text:p text:style-name="P2"><text:s text:c="4"/>}</text:p>
      <text:p text:style-name="P2"><text:s text:c="4"/>return left(ss.str(), 98);</text:p>
      <text:p text:style-name="P2">}</text:p>
      <text:p text:style-name="P2"><text:soft-page-break/>float E_value(float b, float rj, float pj)</text:p>
      <text:p text:style-name="P2">{ // calculates E value</text:p>
      <text:p text:style-name="P2"><text:s text:c="4"/>return 1 - (((1 + b * b) * rj * pj) / (b * b * pj + rj));</text:p>
      <text:p text:style-name="P2">}</text:p>
      <text:p text:style-name="P2"/>
      <text:p text:style-name="P2">int main()</text:p>
      <text:p text:style-name="P2">{ // Hardcoded Rq and A</text:p>
      <text:p text:style-name="P2"><text:s text:c="4"/>string Rq[10] = {"d3", "d5", "d9", "d25", "d39", "d44", "d56", "d71", "d89", "d123"};</text:p>
      <text:p text:style-name="P2"><text:s text:c="4"/>string A[15] = {"d123", "d84", "d56", "d6", "d8", "d9", "d511", "d129", "d187", "d25", "d38", "d48", "d250", "d113", "d3"};</text:p>
      <text:p text:style-name="P2"/>
      <text:p text:style-name="P2"><text:s text:c="4"/>// Creating and opening output file</text:p>
      <text:p text:style-name="P2"><text:s text:c="4"/>ofstream write("Recall_Precision_Evaluation_output.txt");</text:p>
      <text:p text:style-name="P2"/>
      <text:p text:style-name="P2"><text:s text:c="4"/>// required constants and arrays for calculations</text:p>
      <text:p text:style-name="P2"><text:s text:c="4"/>float modRq = sizeof(Rq) / sizeof(Rq[0]);</text:p>
      <text:p text:style-name="P2"><text:s text:c="4"/>string Ra[sizeof(A) / sizeof(A[0])];</text:p>
      <text:p text:style-name="P2"><text:s text:c="4"/>float P[sizeof(A) / sizeof(A[0])];</text:p>
      <text:p text:style-name="P2"><text:s text:c="4"/>float R[sizeof(A) / sizeof(A[0])];</text:p>
      <text:p text:style-name="P2"><text:s text:c="4"/>float modRa = 0;</text:p>
      <text:p text:style-name="P2"><text:s text:c="4"/>float modA = 0;</text:p>
      <text:p text:style-name="P2"><text:s text:c="4"/>double precision;</text:p>
      <text:p text:style-name="P2"><text:s text:c="4"/>double recall;</text:p>
      <text:p text:style-name="P2"/>
      <text:p text:style-name="P2"><text:s text:c="4"/>// table header formatting and printing</text:p>
      <text:p text:style-name="P2"><text:s text:c="4"/>std::cout &lt;&lt; setprecision(2) &lt;&lt; fixed;</text:p>
      <text:p text:style-name="P2"><text:s text:c="4"/>write &lt;&lt; setprecision(2) &lt;&lt; fixed;</text:p>
      <text:p text:style-name="P2"><text:s text:c="4"/>std::cout &lt;&lt; string(45 * 3 + 11, '-') &lt;&lt; "\n";</text:p>
      <text:p text:style-name="P2"><text:s text:c="4"/>write &lt;&lt; string(45 * 3 + 11, '-') &lt;&lt; "\n";</text:p>
      <text:p text:style-name="P2"><text:s text:c="4"/>std::cout &lt;&lt; '|' &lt;&lt; center("Documents", 96) &lt;&lt; " | "</text:p>
      <text:p text:style-name="P2"><text:s text:c="14"/>&lt;&lt; center("|Ra|", 8) &lt;&lt; " | "</text:p>
      <text:p text:style-name="P2"><text:s text:c="14"/>&lt;&lt; center("|A|", 8) &lt;&lt; " | "</text:p>
      <text:p text:style-name="P2"><text:s text:c="14"/>&lt;&lt; center("Precision(%)", 5) &lt;&lt; "|"</text:p>
      <text:p text:style-name="P2"><text:s text:c="14"/>&lt;&lt; center("Recall(%)", 5) &lt;&lt; " | " &lt;&lt; endl;</text:p>
      <text:p text:style-name="P2"><text:s text:c="4"/>write &lt;&lt; '|' &lt;&lt; center("Documents", 96) &lt;&lt; " | "</text:p>
      <text:p text:style-name="P2"><text:s text:c="10"/>&lt;&lt; center("|Ra|", 8) &lt;&lt; " | "</text:p>
      <text:p text:style-name="P2"><text:s text:c="10"/>&lt;&lt; center("|A|", 8) &lt;&lt; " | "</text:p>
      <text:p text:style-name="P2"><text:s text:c="10"/>&lt;&lt; center("Precision(%)", 5) &lt;&lt; "|"</text:p>
      <text:p text:style-name="P2"><text:s text:c="10"/>&lt;&lt; center("Recall(%)", 5) &lt;&lt; " | " &lt;&lt; endl;</text:p>
      <text:p text:style-name="P2"><text:s text:c="4"/>std::cout &lt;&lt; string(45 * 3 + 11, '-') &lt;&lt; "\n";</text:p>
      <text:p text:style-name="P2"><text:s text:c="4"/>write &lt;&lt; string(45 * 3 + 11, '-') &lt;&lt; "\n";</text:p>
      <text:p text:style-name="P2"><text:s text:c="4"/>// Algorithm to calculate and print all the values in the output table, MAIN algo</text:p>
      <text:p text:style-name="P2"><text:s text:c="4"/>for (int i = 0; i &lt; sizeof(A) / sizeof(A[0]); i++)</text:p>
      <text:p text:style-name="P2"><text:s text:c="4"/>{</text:p>
      <text:p text:style-name="P2"><text:s text:c="8"/>Ra[i] = A[i];</text:p>
      <text:p text:style-name="P2"><text:s text:c="8"/>modA++;</text:p>
      <text:p text:style-name="P2"><text:s text:c="8"/>for (int j = 0; j &lt; modRq; j++)</text:p>
      <text:p text:style-name="P2"><text:s text:c="8"/>{</text:p>
      <text:p text:style-name="P2"><text:s text:c="12"/>if (A[i] == Rq[j])</text:p>
      <text:p text:style-name="P2"><text:s text:c="12"/>{</text:p>
      <text:p text:style-name="P2"><text:s text:c="16"/>modRa++;</text:p>
      <text:p text:style-name="P2"><text:s text:c="16"/>break;</text:p>
      <text:p text:style-name="P2"><text:s text:c="12"/>}</text:p>
      <text:p text:style-name="P2"><text:s text:c="8"/>}</text:p>
      <text:p text:style-name="P2"><text:s text:c="8"/>precision = (modRa / modA) * 100;</text:p>
      <text:p text:style-name="P2"><text:s text:c="8"/>P[i] = precision / 100;</text:p>
      <text:p text:style-name="P2"><text:s text:c="8"/>recall = (modRa / modRq) * 100;</text:p>
      <text:p text:style-name="P2"><text:s text:c="8"/>R[i] = recall / 100;</text:p>
      <text:p text:style-name="P2"><text:s text:c="8"/>// Printing documents and other values of current iteration within the table</text:p>
      <text:p text:style-name="P2"><text:s text:c="8"/>std::cout &lt;&lt; printDocs(Ra, sizeof(Ra) / sizeof(Ra[0]));</text:p>
      <text:p text:style-name="P2"><text:s text:c="8"/>write &lt;&lt; printDocs(Ra, sizeof(Ra) / sizeof(Ra[0]));</text:p>
      <text:p text:style-name="P2"><text:s text:c="8"/>std::cout &lt;&lt; prd(modRa, 2, 10) &lt;&lt; "|"</text:p>
      <text:p text:style-name="P2"><text:s text:c="18"/>&lt;&lt; prd(modA, 2, 10) &lt;&lt; "|"</text:p>
      <text:p text:style-name="P2"><text:s text:c="18"/>&lt;&lt; prd(precision, 2, 13) &lt;&lt; "|"</text:p>
      <text:p text:style-name="P2"><text:s text:c="18"/>&lt;&lt; prd(recall, 2, 10) &lt;&lt; "|"</text:p>
      <text:p text:style-name="P2"><text:s text:c="18"/>&lt;&lt; endl;</text:p>
      <text:p text:style-name="P2"><text:s text:c="8"/>write &lt;&lt; prd(modRa, 2, 10) &lt;&lt; "|"</text:p>
      <text:p text:style-name="P2"><text:s text:c="14"/>&lt;&lt; prd(modA, 2, 10) &lt;&lt; "|"</text:p>
      <text:p text:style-name="P2"><text:s text:c="14"/>&lt;&lt; prd(precision, 2, 13) &lt;&lt; "|"</text:p>
      <text:p text:style-name="P2"><text:s text:c="14"/>&lt;&lt; prd(recall, 2, 10) &lt;&lt; "|"</text:p>
      <text:p text:style-name="P2"><text:s text:c="14"/>&lt;&lt; endl;</text:p>
      <text:p text:style-name="P2"><text:s text:c="4"/>}</text:p>
      <text:p text:style-name="P2"><text:soft-page-break/><text:s text:c="4"/>// closing the table</text:p>
      <text:p text:style-name="P2"><text:s text:c="4"/>std::cout &lt;&lt; string(45 * 3 + 11, '-') &lt;&lt; "\n";</text:p>
      <text:p text:style-name="P2"><text:s text:c="4"/>write &lt;&lt; string(45 * 3 + 11, '-') &lt;&lt; "\n";</text:p>
      <text:p text:style-name="P2"/>
      <text:p text:style-name="P2"><text:s text:c="4"/>// taking user input for calculation of Fj and Ej</text:p>
      <text:p text:style-name="P2"><text:s text:c="4"/>int j;</text:p>
      <text:p text:style-name="P2"><text:s text:c="4"/>do</text:p>
      <text:p text:style-name="P2"><text:s text:c="4"/>{</text:p>
      <text:p text:style-name="P2"><text:s text:c="8"/>std::cout &lt;&lt; "Harmonic mean and E-value\nEnter value of j(0 - " &lt;&lt; (sizeof(A) / sizeof(A[0])) - 1 &lt;&lt; ") to find F(j)and E(j):" &lt;&lt; endl;</text:p>
      <text:p text:style-name="P2"><text:s text:c="8"/>cin &gt;&gt; j;</text:p>
      <text:p text:style-name="P2"><text:s text:c="4"/>} while (j &gt; sizeof(Ra) / sizeof(Ra[0]));</text:p>
      <text:p text:style-name="P2"/>
      <text:p text:style-name="P2"><text:s text:c="4"/>// calculating Harmonic mean and printing in table</text:p>
      <text:p text:style-name="P2"><text:s text:c="4"/>float Fj = (2 * P[j] * R[j]) / (P[j] + R[j]);</text:p>
      <text:p text:style-name="P2"><text:s text:c="4"/>std::cout &lt;&lt; string(15 * 2 + 3, '-') &lt;&lt; "\n"</text:p>
      <text:p text:style-name="P2"><text:s text:c="14"/>&lt;&lt; "| Harmonic mean (F" &lt;&lt; j &lt;&lt; ") is: |" &lt;&lt; Fj &lt;&lt; " |\n"</text:p>
      <text:p text:style-name="P2"><text:s text:c="14"/>&lt;&lt; string(15 * 2 + 3, '-') &lt;&lt; "\n";</text:p>
      <text:p text:style-name="P2"><text:s text:c="4"/>write &lt;&lt; string(15 * 2 + 3, '-') &lt;&lt; "\n"</text:p>
      <text:p text:style-name="P2"><text:s text:c="10"/>&lt;&lt; "| Harmonic mean (F" &lt;&lt; j &lt;&lt; ") is: |" &lt;&lt; Fj &lt;&lt; " |\n"</text:p>
      <text:p text:style-name="P2"><text:s text:c="10"/>&lt;&lt; string(15 * 2 + 3, '-') &lt;&lt; "\n";</text:p>
      <text:p text:style-name="P2"/>
      <text:p text:style-name="P2"><text:s text:c="4"/>// table header</text:p>
      <text:p text:style-name="P2"><text:s text:c="4"/>std::cout &lt;&lt; string(15 * 2 + 4, '-') &lt;&lt; "\n"</text:p>
      <text:p text:style-name="P2"><text:s text:c="14"/>&lt;&lt; "|" &lt;&lt; center("E-Value", 32) &lt;&lt; "|\n"</text:p>
      <text:p text:style-name="P2"><text:s text:c="14"/>&lt;&lt; string(15 * 2 + 4, '-') &lt;&lt; "\n";</text:p>
      <text:p text:style-name="P2"><text:s text:c="4"/>write &lt;&lt; string(15 * 2 + 4, '-') &lt;&lt; "\n"</text:p>
      <text:p text:style-name="P2"><text:s text:c="10"/>&lt;&lt; "|" &lt;&lt; center("E-Value", 32) &lt;&lt; "|\n"</text:p>
      <text:p text:style-name="P2"><text:s text:c="10"/>&lt;&lt; string(15 * 2 + 4, '-') &lt;&lt; "\n";</text:p>
      <text:p text:style-name="P2"/>
      <text:p text:style-name="P2"><text:s text:c="4"/>// table header (sub columns)</text:p>
      <text:p text:style-name="P2"><text:s text:c="4"/>std::cout &lt;&lt; "|" &lt;&lt; center("b&gt;1", 10) &lt;&lt; "|"</text:p>
      <text:p text:style-name="P2"><text:s text:c="14"/>&lt;&lt; center("b=0", 10) &lt;&lt; "|"</text:p>
      <text:p text:style-name="P2"><text:s text:c="14"/>&lt;&lt; center("b&lt;1", 10) &lt;&lt; "|\n"</text:p>
      <text:p text:style-name="P2"><text:s text:c="14"/>&lt;&lt; string(15 * 2 + 4, '-') &lt;&lt; "\n";</text:p>
      <text:p text:style-name="P2"><text:s text:c="4"/>write &lt;&lt; "|" &lt;&lt; center("b&gt;1", 10) &lt;&lt; "|"</text:p>
      <text:p text:style-name="P2"><text:s text:c="10"/>&lt;&lt; center("b=0", 10) &lt;&lt; "|"</text:p>
      <text:p text:style-name="P2"><text:s text:c="10"/>&lt;&lt; center("b&lt;1", 10) &lt;&lt; "|\n"</text:p>
      <text:p text:style-name="P2"><text:s text:c="10"/>&lt;&lt; string(15 * 2 + 4, '-') &lt;&lt; "\n";</text:p>
      <text:p text:style-name="P2"/>
      <text:p text:style-name="P2"><text:s text:c="4"/>// Calculating and Printing E-Values in table</text:p>
      <text:p text:style-name="P2"><text:s text:c="4"/>std::cout &lt;&lt; "|" &lt;&lt; prd(E_value(1.1, R[j], P[j]), 2, 10) &lt;&lt; "|"</text:p>
      <text:p text:style-name="P2"><text:s text:c="14"/>&lt;&lt; prd(E_value(0, R[j], P[j]), 2, 10) &lt;&lt; "|"</text:p>
      <text:p text:style-name="P2"><text:s text:c="14"/>&lt;&lt; prd(E_value(0.9, R[j], P[j]), 2, 10) &lt;&lt; "|\n";</text:p>
      <text:p text:style-name="P2"><text:s text:c="4"/>write &lt;&lt; "|" &lt;&lt; prd(E_value(1.1, R[j], P[j]), 2, 10) &lt;&lt; "|"</text:p>
      <text:p text:style-name="P2"><text:s text:c="10"/>&lt;&lt; prd(E_value(0, R[j], P[j]), 2, 10) &lt;&lt; "|"</text:p>
      <text:p text:style-name="P2"><text:s text:c="10"/>&lt;&lt; prd(E_value(0.9, R[j], P[j]), 2, 10) &lt;&lt; "|\n";</text:p>
      <text:p text:style-name="P2"><text:s text:c="4"/>// Closing table</text:p>
      <text:p text:style-name="P2"><text:s text:c="4"/>std::cout &lt;&lt; string(15 * 2 + 4, '-') &lt;&lt; "\n";</text:p>
      <text:p text:style-name="P2"><text:s text:c="4"/>write &lt;&lt; string(15 * 2 + 4, '-') &lt;&lt; "\n";</text:p>
      <text:p text:style-name="P2"><text:s text:c="4"/>write.close();</text:p>
      <text:p text:style-name="P2"><text:s text:c="4"/>return 0;</text:p>
      <text:p text:style-name="P2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" text:outline-level="1"><text:soft-page-break/><text:span text:style-name="T7">O</text:span>utput:</text:h>
      <text:p text:style-name="P4">it@IT-SWL-19:~$ g++ Recall_Precision_Evaluator.cpp</text:p>
      <text:p text:style-name="P4">it@IT-SWL-19:~$ ./a.out</text:p>
      <text:p text:style-name="P4">--------------------------------------------------------------------------------------------------------------------------------------------------</text:p>
      <text:p text:style-name="P4">| <text:s text:c="42"/>Documents <text:s text:c="44"/>| <text:s text:c="2"/>|Ra| <text:s text:c="2"/>| <text:s text:c="2"/>|A| <text:s text:c="3"/>| Precision(%)|Recall(%) | </text:p>
      <text:p text:style-name="P4">--------------------------------------------------------------------------------------------------------------------------------------------------</text:p>
      <text:p text:style-name="P4">| d123 <text:s text:c="91"/>| <text:s text:c="5"/>1.00| <text:s text:c="5"/>1.00| <text:s text:c="6"/>100.00| <text:s text:c="4"/>10.00|</text:p>
      <text:p text:style-name="P4">| d123, d84 <text:s text:c="86"/>| <text:s text:c="5"/>1.00| <text:s text:c="5"/>2.00| <text:s text:c="7"/>50.00| <text:s text:c="4"/>10.00|</text:p>
      <text:p text:style-name="P4">| d123, d84, d56 <text:s text:c="81"/>| <text:s text:c="5"/>2.00| <text:s text:c="5"/>3.00| <text:s text:c="7"/>66.67| <text:s text:c="4"/>20.00|</text:p>
      <text:p text:style-name="P4">| d123, d84, d56, d6 <text:s text:c="77"/>| <text:s text:c="5"/>2.00| <text:s text:c="5"/>4.00| <text:s text:c="7"/>50.00| <text:s text:c="4"/>20.00|</text:p>
      <text:p text:style-name="P4">| d123, d84, d56, d6, d8 <text:s text:c="73"/>| <text:s text:c="5"/>2.00| <text:s text:c="5"/>5.00| <text:s text:c="7"/>40.00| <text:s text:c="4"/>20.00|</text:p>
      <text:p text:style-name="P4">| d123, d84, d56, d6, d8, d9 <text:s text:c="69"/>| <text:s text:c="5"/>3.00| <text:s text:c="5"/>6.00| <text:s text:c="7"/>50.00| <text:s text:c="4"/>30.00|</text:p>
      <text:p text:style-name="P4">| d123, d84, d56, d6, d8, d9, d511 <text:s text:c="63"/>| <text:s text:c="5"/>3.00| <text:s text:c="5"/>7.00| <text:s text:c="7"/>42.86| <text:s text:c="4"/>30.00|</text:p>
      <text:p text:style-name="P4">| d123, d84, d56, d6, d8, d9, d511, d129 <text:s text:c="57"/>| <text:s text:c="5"/>3.00| <text:s text:c="5"/>8.00| <text:s text:c="7"/>37.50| <text:s text:c="4"/>30.00|</text:p>
      <text:p text:style-name="P4">| d123, d84, d56, d6, d8, d9, d511, d129, d187 <text:s text:c="51"/>| <text:s text:c="5"/>3.00| <text:s text:c="5"/>9.00| <text:s text:c="7"/>33.33| <text:s text:c="4"/>30.00|</text:p>
      <text:p text:style-name="P4">| d123, d84, d56, d6, d8, d9, d511, d129, d187, d25 <text:s text:c="46"/>| <text:s text:c="5"/>4.00| <text:s text:c="4"/>10.00| <text:s text:c="7"/>40.00| <text:s text:c="4"/>40.00|</text:p>
      <text:p text:style-name="P4">| d123, d84, d56, d6, d8, d9, d511, d129, d187, d25, d38 <text:s text:c="41"/>| <text:s text:c="5"/>4.00| <text:s text:c="4"/>11.00| <text:s text:c="7"/>36.36| <text:s text:c="4"/>40.00|</text:p>
      <text:p text:style-name="P4">| d123, d84, d56, d6, d8, d9, d511, d129, d187, d25, d38, d48 <text:s text:c="36"/>| <text:s text:c="5"/>4.00| <text:s text:c="4"/>12.00| <text:s text:c="7"/>33.33| <text:s text:c="4"/>40.00|</text:p>
      <text:p text:style-name="P4">| d123, d84, d56, d6, d8, d9, d511, d129, d187, d25, d38, d48, d250 <text:s text:c="30"/>| <text:s text:c="5"/>4.00| <text:s text:c="4"/>13.00| <text:s text:c="7"/>30.77| <text:s text:c="4"/>40.00|</text:p>
      <text:p text:style-name="P4">| d123, d84, d56, d6, d8, d9, d511, d129, d187, d25, d38, d48, d250, d113 <text:s text:c="24"/>| <text:s text:c="5"/>4.00| <text:s text:c="4"/>14.00| <text:s text:c="7"/>28.57| <text:s text:c="4"/>40.00|</text:p>
      <text:p text:style-name="P4">| d123, d84, d56, d6, d8, d9, d511, d129, d187, d25, d38, d48, d250, d113, d3 <text:s text:c="20"/>| <text:s text:c="5"/>5.00| <text:s text:c="4"/>15.00| <text:s text:c="7"/>33.33| <text:s text:c="4"/>50.00|</text:p>
      <text:p text:style-name="P4">--------------------------------------------------------------------------------------------------------------------------------------------------</text:p>
      <text:p text:style-name="P4">Harmonic mean and E-value</text:p>
      <text:p text:style-name="P4">Enter value of j(0 - 14) to find F(j)and E(j):</text:p>
      <text:p text:style-name="P4">7 </text:p>
      <text:p text:style-name="P4">---------------------------------</text:p>
      <text:p text:style-name="P4">| Harmonic mean (F7) is: |0.33 |</text:p>
      <text:p text:style-name="P4">---------------------------------</text:p>
      <text:p text:style-name="P4">----------------------------------</text:p>
      <text:p text:style-name="P4">| <text:s text:c="11"/>E-Value <text:s text:c="12"/>|</text:p>
      <text:p text:style-name="P4">----------------------------------</text:p>
      <text:p text:style-name="P4">| <text:s text:c="2"/>b&gt;1 <text:s text:c="3"/>| <text:s text:c="2"/>b=0 <text:s text:c="3"/>| <text:s text:c="2"/>b&lt;1 <text:s text:c="3"/>|</text:p>
      <text:p text:style-name="P4">----------------------------------</text:p>
      <text:p text:style-name="P4">| <text:s text:c="5"/>0.67| <text:s text:c="5"/>0.62| <text:s text:c="5"/>0.66|</text:p>
      <text:p text:style-name="P4">----------------------------------</text:p>
      <text:p text:style-name="P4">it@IT-SWL-19:~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14:21:44.661720029</meta:creation-date>
    <dc:date>2025-10-06T11:10:15.761849004</dc:date>
    <meta:editing-duration>PT21M3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4" meta:paragraph-count="204" meta:word-count="1373" meta:character-count="9996" meta:non-whitespace-character-count="6497"/>
  </office:meta>
</office:document-meta>
</file>